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>
      <style:paragraph-properties fo:margin-left="0in" fo:margin-right="0in" fo:text-indent="0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 case</text:p>
      <text:p text:style-name="Standard">Main success scenario</text:p>
      <text:list xml:id="list42578813" text:style-name="L1">
        <text:list-item>
          <text:p text:style-name="P1">User logs in </text:p>
        </text:list-item>
        <text:list-item>
          <text:p text:style-name="P1">Client joins a session</text:p>
        </text:list-item>
        <text:list-item>
          <text:p text:style-name="P1">User can modify files</text:p>
        </text:list-item>
        <text:list-item>
          <text:p text:style-name="P1">User can interact with other users</text:p>
        </text:list-item>
        <text:list-item>
          <text:p text:style-name="P1">User can compile file</text:p>
        </text:list-item>
        <text:list-item>
          <text:p text:style-name="P1">Client terminated</text:p>
        </text:list-item>
      </text:list>
      <text:p text:style-name="Standard">Extensions</text:p>
      <text:p text:style-name="Standard">1a: User is not registered</text:p>
      <text:list xml:id="list42589812" text:style-name="L2">
        <text:list-item>
          <text:p text:style-name="P2">User creates a new account</text:p>
        </text:list-item>
      </text:list>
      <text:p text:style-name="Standard">2a: Session does not exist</text:p>
      <text:list xml:id="list42595830" text:style-name="L3">
        <text:list-item>
          <text:p text:style-name="P3">User can create a new session</text:p>
          <text:p text:style-name="P3"/>
        </text:list-item>
      </text:list>
      <text:p text:style-name="P7">Exception case</text:p>
      <text:p text:style-name="Standard">Main success scenario</text:p>
      <text:list xml:id="list43250415" text:continue-list="list42578813" text:style-name="L1">
        <text:list-item text:start-value="1">
          <text:p text:style-name="P1">User logs in </text:p>
        </text:list-item>
        <text:list-item>
          <text:p text:style-name="P1">Client joins a session</text:p>
        </text:list-item>
        <text:list-item>
          <text:p text:style-name="P1">User can modify files</text:p>
        </text:list-item>
        <text:list-item>
          <text:p text:style-name="P1">User can compile file</text:p>
        </text:list-item>
        <text:list-item>
          <text:p text:style-name="P1">Client terminated</text:p>
        </text:list-item>
      </text:list>
      <text:p text:style-name="Standard">Extensions</text:p>
      <text:p text:style-name="Standard">3a: User wants to change privacy of session</text:p>
      <text:list xml:id="list42657165" text:style-name="L5">
        <text:list-item>
          <text:p text:style-name="P4">User can make session private or public</text:p>
        </text:list-item>
      </text:list>
      <text:p text:style-name="Standard">3b: User wants to add or remove users in a private session</text:p>
      <text:list xml:id="list42655595" text:style-name="L6">
        <text:list-item>
          <text:p text:style-name="P5">User can add or remove users</text:p>
        </text:list-item>
      </text:list>
      <text:p text:style-name="Standard">5.a User wants to remove the session data</text:p>
      <text:list xml:id="list43237331" text:style-name="L7">
        <text:list-item>
          <text:p text:style-name="P6">User can delete the session if all users have been remov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roid Sans Fallback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7T11:09:05</meta:creation-date>
    <dc:date>2012-10-09T23:12:10.15</dc:date>
    <meta:editing-duration>PT37M52S</meta:editing-duration>
    <meta:editing-cycles>11</meta:editing-cycles>
    <meta:generator>LibreOffice/3.5$Windows_x86 LibreOffice_project/235ab8a-3802056-4a8fed3-2d66ea8-e241b80</meta:generator>
    <meta:document-statistic meta:table-count="0" meta:image-count="0" meta:object-count="0" meta:page-count="1" meta:paragraph-count="27" meta:word-count="141" meta:character-count="316" meta:non-whitespace-character-count="618"/>
  </office:meta>
</office:document-meta>
</file>